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f06dc" officeooo:paragraph-rsid="0028256e"/>
    </style:style>
    <style:style style:name="P2" style:family="paragraph" style:parent-style-name="Standard">
      <style:paragraph-properties fo:text-align="end" style:justify-single-word="false"/>
      <style:text-properties style:font-name="Arial" fo:font-size="16pt" fo:font-weight="bold" officeooo:paragraph-rsid="0028256e"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officeooo:paragraph-rsid="0028256e"/>
    </style:style>
    <style:style style:name="P4" style:family="paragraph" style:parent-style-name="Standard">
      <style:paragraph-properties fo:text-align="start" style:justify-single-word="false"/>
      <style:text-properties style:font-name="Liberation Serif" fo:font-size="12pt" fo:font-weight="bold" officeooo:paragraph-rsid="0028256e"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iberation Serif" fo:font-size="12pt" fo:font-weight="bold" officeooo:rsid="0015142a" officeooo:paragraph-rsid="0028256e"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fo:font-weight="normal" officeooo:paragraph-rsid="0028256e"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15142a" officeooo:paragraph-rsid="0028256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1909b4" officeooo:paragraph-rsid="0028256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officeooo:rsid="0015142a" officeooo:paragraph-rsid="0028256e" style:font-size-asian="12pt" style:font-size-complex="12pt"/>
    </style:style>
    <style:style style:name="P10" style:family="paragraph" style:parent-style-name="Standard">
      <style:paragraph-properties fo:text-align="start" style:justify-single-word="false"/>
      <style:text-properties style:font-name="Liberation Serif" fo:font-size="12pt" officeooo:paragraph-rsid="0028256e" style:font-size-asian="12pt" style:font-size-complex="12pt"/>
    </style:style>
    <style:style style:name="P11" style:family="paragraph" style:parent-style-name="Standard">
      <style:text-properties style:font-name="Liberation Serif" fo:font-size="12pt" officeooo:rsid="000f06dc" officeooo:paragraph-rsid="0017ae5b" style:font-size-asian="12pt" style:font-size-complex="12pt"/>
    </style:style>
    <style:style style:name="P12" style:family="paragraph" style:parent-style-name="Standard">
      <style:text-properties style:font-name="Liberation Serif" fo:font-size="12pt" officeooo:rsid="002d09c9" officeooo:paragraph-rsid="002d09c9" style:font-size-asian="12pt" style:font-size-complex="12pt"/>
    </style:style>
    <style:style style:name="P13" style:family="paragraph" style:parent-style-name="Standard">
      <style:text-properties style:font-name="Liberation Serif" fo:font-size="12pt" officeooo:rsid="002d09c9" officeooo:paragraph-rsid="00304991" style:font-size-asian="12pt" style:font-size-complex="12pt"/>
    </style:style>
    <style:style style:name="P14" style:family="paragraph" style:parent-style-name="Standard">
      <style:text-properties style:font-name="Liberation Serif" fo:font-size="12pt" officeooo:rsid="002d09c9" officeooo:paragraph-rsid="00199d99" style:font-size-asian="12pt" style:font-size-complex="12pt"/>
    </style:style>
    <style:style style:name="P15" style:family="paragraph" style:parent-style-name="Standard">
      <style:text-properties style:font-name="Liberation Serif" fo:font-size="12pt" officeooo:rsid="00304991" officeooo:paragraph-rsid="002d09c9" style:font-size-asian="12pt" style:font-size-complex="12pt"/>
    </style:style>
    <style:style style:name="P16" style:family="paragraph" style:parent-style-name="Standard">
      <style:text-properties style:font-name="Liberation Serif" fo:font-size="12pt" officeooo:rsid="00304991" officeooo:paragraph-rsid="00304991" style:font-size-asian="12pt" style:font-size-complex="12pt"/>
    </style:style>
    <style:style style:name="P17" style:family="paragraph" style:parent-style-name="Standard">
      <style:text-properties style:font-name="Liberation Serif" fo:font-size="12pt" officeooo:rsid="0012b744" officeooo:paragraph-rsid="00112b6d" style:font-size-asian="12pt" style:font-size-complex="12pt"/>
    </style:style>
    <style:style style:name="P18" style:family="paragraph" style:parent-style-name="Standard">
      <style:text-properties style:font-name="Liberation Serif" fo:font-size="12pt" officeooo:rsid="00199d99" officeooo:paragraph-rsid="002d09c9" style:font-size-asian="12pt" style:font-size-complex="12pt"/>
    </style:style>
    <style:style style:name="P19" style:family="paragraph" style:parent-style-name="Standard">
      <style:text-properties style:font-name="Liberation Serif" fo:font-size="12pt" officeooo:rsid="00199d99" officeooo:paragraph-rsid="00199d99" style:font-size-asian="12pt" style:font-size-complex="12pt"/>
    </style:style>
    <style:style style:name="P20" style:family="paragraph" style:parent-style-name="Standard">
      <style:text-properties style:font-name="Liberation Serif" fo:font-size="12pt" officeooo:rsid="00199d99" officeooo:paragraph-rsid="0031fced" style:font-size-asian="12pt" style:font-size-complex="12pt"/>
    </style:style>
    <style:style style:name="P21" style:family="paragraph" style:parent-style-name="Standard">
      <style:text-properties style:font-name="Liberation Serif" fo:font-size="12pt" officeooo:rsid="00199d99" officeooo:paragraph-rsid="0032ef29" style:font-size-asian="12pt" style:font-size-complex="12pt"/>
    </style:style>
    <style:style style:name="P22" style:family="paragraph" style:parent-style-name="Standard">
      <style:text-properties style:font-name="Liberation Serif" fo:font-size="12pt" officeooo:rsid="00218b2d" officeooo:paragraph-rsid="00218b2d" style:font-size-asian="12pt" style:font-size-complex="12pt"/>
    </style:style>
    <style:style style:name="P23" style:family="paragraph" style:parent-style-name="Standard">
      <style:text-properties style:font-name="Liberation Serif" fo:font-size="12pt" officeooo:rsid="0032ef29" officeooo:paragraph-rsid="0032ef29" style:font-size-asian="12pt" style:font-size-complex="12pt"/>
    </style:style>
    <style:style style:name="P24" style:family="paragraph" style:parent-style-name="Standard">
      <style:text-properties style:font-name="Liberation Serif" fo:font-size="12pt" officeooo:paragraph-rsid="0033d8ec" style:font-size-asian="12pt" style:font-size-complex="12pt"/>
    </style:style>
    <style:style style:name="P25" style:family="paragraph" style:parent-style-name="Standard">
      <style:paragraph-properties fo:text-align="start" style:justify-single-word="false"/>
      <style:text-properties style:font-name="Liberation Serif" fo:font-size="12pt" fo:font-style="normal" fo:font-weight="bold" officeooo:rsid="0015142a" officeooo:paragraph-rsid="0028256e" style:font-size-asian="12pt" style:font-style-asian="normal" style:font-weight-asian="bold" style:font-size-complex="12pt" style:font-style-complex="normal" style:font-weight-complex="bold"/>
    </style:style>
    <style:style style:name="P26" style:family="paragraph" style:parent-style-name="Standard">
      <style:text-properties style:font-name="Liberation Serif" fo:font-size="12pt" fo:font-style="normal" fo:font-weight="normal" officeooo:rsid="000f06dc" officeooo:paragraph-rsid="002787f4" style:font-size-asian="12pt" style:font-style-asian="normal" style:font-weight-asian="normal" style:font-size-complex="12pt" style:font-style-complex="normal" style:font-weight-complex="normal"/>
    </style:style>
    <style:style style:name="P27" style:family="paragraph" style:parent-style-name="Standard">
      <style:text-properties style:font-name="Liberation Serif" fo:font-size="12pt" fo:font-style="normal" fo:font-weight="normal" officeooo:rsid="002afea4" officeooo:paragraph-rsid="002787f4"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style:font-name="Liberation Serif" fo:font-size="16pt" fo:font-weight="bold" officeooo:paragraph-rsid="0028256e"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Liberation Serif" fo:font-size="16pt" officeooo:paragraph-rsid="0028256e" style:font-size-asian="16pt" style:font-size-complex="16pt"/>
    </style:style>
    <style:style style:name="P30" style:family="paragraph" style:parent-style-name="Standard" style:master-page-name="">
      <style:paragraph-properties fo:margin-left="0cm" fo:margin-right="0cm" fo:text-align="start" style:justify-single-word="false" fo:text-indent="-0.6cm" style:auto-text-indent="false" style:page-number="auto"/>
      <style:text-properties style:font-name="Liberation Serif" fo:font-size="12pt" fo:font-weight="normal" officeooo:paragraph-rsid="0028256e" style:font-size-asian="12pt" style:font-weight-asian="normal" style:font-size-complex="12pt" style:font-weight-complex="normal"/>
    </style:style>
    <style:style style:name="P31" style:family="paragraph" style:parent-style-name="Standard">
      <style:text-properties style:font-name="Liberation Serif" fo:font-size="12pt" officeooo:rsid="002d09c9" officeooo:paragraph-rsid="002d09c9" style:font-size-asian="12pt" style:font-size-complex="12pt"/>
    </style:style>
    <style:style style:name="P32" style:family="paragraph" style:parent-style-name="Standard">
      <style:text-properties style:font-name="Liberation Serif" fo:font-size="12pt" officeooo:rsid="00218b2d" officeooo:paragraph-rsid="00218b2d" style:font-size-asian="12pt" style:font-size-complex="12pt"/>
    </style:style>
    <style:style style:name="P33" style:family="paragraph" style:parent-style-name="Standard">
      <style:text-properties style:font-name="Liberation Serif" fo:font-size="12pt" officeooo:rsid="00363c8c" officeooo:paragraph-rsid="00363c8c"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1c782" style:font-weight-asian="bold" style:font-weight-complex="bold"/>
    </style:style>
    <style:style style:name="T3" style:family="text">
      <style:text-properties fo:font-weight="bold" officeooo:rsid="001e98a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ba17e" style:font-weight-asian="normal" style:font-weight-complex="normal"/>
    </style:style>
    <style:style style:name="T6" style:family="text">
      <style:text-properties fo:font-weight="normal" officeooo:rsid="0028d2ca" style:font-weight-asian="normal" style:font-weight-complex="normal"/>
    </style:style>
    <style:style style:name="T7" style:family="text">
      <style:text-properties fo:font-weight="normal" officeooo:rsid="002924c9" style:font-weight-asian="normal" style:font-weight-complex="normal"/>
    </style:style>
    <style:style style:name="T8" style:family="text">
      <style:text-properties fo:font-weight="normal" officeooo:rsid="001909b4" style:font-weight-asian="normal" style:font-weight-complex="normal"/>
    </style:style>
    <style:style style:name="T9" style:family="text">
      <style:text-properties officeooo:rsid="002924c9"/>
    </style:style>
    <style:style style:name="T10" style:family="text">
      <style:text-properties officeooo:rsid="002d0129"/>
    </style:style>
    <style:style style:name="T11" style:family="text">
      <style:text-properties officeooo:rsid="002d09c9"/>
    </style:style>
    <style:style style:name="T12" style:family="text">
      <style:text-properties officeooo:rsid="0031fced"/>
    </style:style>
    <style:style style:name="T13" style:family="text">
      <style:text-properties officeooo:rsid="0032ef29"/>
    </style:style>
    <style:style style:name="T14" style:family="text">
      <style:text-properties officeooo:rsid="0033a041"/>
    </style:style>
    <style:style style:name="T15" style:family="text">
      <style:text-properties officeooo:rsid="0033d8ec"/>
    </style:style>
    <style:style style:name="T16" style:family="text">
      <style:text-properties officeooo:rsid="0034e7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иложение к договор<text:span text:style-name="T14">у</text:span></text:p>
      <text:p text:style-name="P2"/>
      <text:p text:style-name="P28">Т Е Х Н И Ч Е С К О Е <text:s text:c="3"/>З А Д А Н И Е </text:p>
      <text:p text:style-name="P28">на выполнение работ по договору</text:p>
      <text:p text:style-name="P28">№ ________ от ________________</text:p>
      <text:p text:style-name="P29"><text:span text:style-name="T2">по доработке </text:span><text:span text:style-name="T3">программного обеспечения</text:span><text:span text:style-name="T1">.</text:span></text:p>
      <text:p text:style-name="P3"/>
      <text:p text:style-name="P3"/>
      <text:p text:style-name="P4">1. Организационная структура выполнения работ.</text:p>
      <text:p text:style-name="P10"><text:span text:style-name="T5"><text:tab/>1.1. </text:span><text:span text:style-name="T4">З</text:span><text:span text:style-name="T6">а</text:span><text:span text:style-name="T4">казачик: Государственное автономное учреждение Тюменской области "Управление государственной экспертизы проектной документации"</text:span><text:span text:style-name="T7">.</text:span></text:p>
      <text:p text:style-name="P6"/>
      <text:p text:style-name="P9"><text:span text:style-name="T4"><text:tab/></text:span><text:span text:style-name="T5">1.2. </text:span><text:span text:style-name="T4">Исполнитель: ООО «Катрэн+».</text:span></text:p>
      <text:p text:style-name="P9"/>
      <text:p text:style-name="P9"/>
      <text:p text:style-name="P4">2. Назначение документа.</text:p>
      <text:p text:style-name="P10"><text:span text:style-name="T4"><text:tab/>В Настоящем документе приводится полный набор требований к </text:span><text:span text:style-name="T8">доработке С</text:span><text:span text:style-name="T4">истем</text:span><text:span text:style-name="T8">ы</text:span><text:span text:style-name="T4">, необходимый для реализации.</text:span></text:p>
      <text:p text:style-name="P6">Подпись Заказчика и Исполнителя на настоящем документе подтверждает их согласие с нижеследующими фактами и условиями:</text:p>
      <text:p text:style-name="P6"><text:tab/>2.1. При реализации необходимо выполнить работы в объёме, указанном в настоящем Техническом Задании.</text:p>
      <text:p text:style-name="P6"/>
      <text:p text:style-name="P30"><text:tab/><text:tab/>2.2. Все неоднозначности, выявленные в настоящем Техническом задании после его подписания, подлежат двухстороннему согласованию между Сторонами.</text:p>
      <text:p text:style-name="P7"/>
      <text:p text:style-name="P7"/>
      <text:p text:style-name="P5">3. Цель выполнения работ.</text:p>
      <text:p text:style-name="P8"><text:tab/>3.1. Исправить выявленные в процессе эксплуатации неточности, ошибки Системы.</text:p>
      <text:p text:style-name="P8"><text:tab/></text:p>
      <text:p text:style-name="P8"><text:tab/>3.<text:span text:style-name="T9">2</text:span>. Внедрить в имеющуюся Систему новые возможности.</text:p>
      <text:p text:style-name="P7"/>
      <text:p text:style-name="P7"/>
      <text:p text:style-name="P5">4. Технические требования.</text:p>
      <text:p text:style-name="P8"><text:tab/>4.1. Все доработки должны быть выполнены с использованием тех же технологий, СУБД на которых работает Система.</text:p>
      <text:p text:style-name="P7"/>
      <text:p text:style-name="P7"/>
      <text:p text:style-name="P25">5. Функциональные возможности системы.</text:p>
      <text:p text:style-name="P26"/>
      <text:p text:style-name="P26"><text:span text:style-name="T9">5.1. Внедрение в информационную систему дополнительную функцию ведения внекотрактной деятельности</text:span>.</text:p>
      <text:p text:style-name="P26"/>
      <text:p text:style-name="P27">5.1.1. Описание процесса.</text:p>
      <text:p text:style-name="P26"><text:tab/><text:span text:style-name="T10">Определенным контрагентам предоставляется возможность заключать с Заказчиком соглашения на проведение работ по рассмотрению проектной документации за рамками контракта.</text:span></text:p>
      <text:p text:style-name="P26"><text:tab/><text:span text:style-name="T10">Если Заказчику открыта такая возможность, то в его личном кабинете появляется дополнительный пункт меню - «Заявления на проведение экспертизы (внеконтрактные)». Здесь Заказчик может создать и отправить на проверку новое заявление. Создание и редактирование нового заявления по внеконтрактной деятельности ничем не отличается от </text:span><text:soft-page-break/><text:span text:style-name="T10">создания и редактирования обычных заявлений. Отправленной заявление попадает на рассмотрение в отдел прима документации. Имеется отдельные журналы для просмотра входящих писем, рассмотрений, исходящих писем и контрактов по внеконтрактной деятельности. Этапы внутреннего документооборота организации ничем не отличаются от обычных контрактов: Входящее письмо заявителя — Рассмотрение — Исходящее письмо — Согласования — Отправка Заявители.</text:span></text:p>
      <text:p text:style-name="P26"><text:tab/><text:span text:style-name="T10">Вся дальнейшая работа по отправке замечаний, ответов на замечания ничем не отличается от обычных контрактов. Внутри контракта имеется кнопка «Перевести в контракт» по нажатию на которую происходит копирование всех документов по данному внеконтрактному соглашению в обычный контракт. Копируются следующие документы: Заявление, Исходящее письмо Заявителя, Рассмотрение, Входящее письмо, все исходящие письма с замечаниями. При этом новым документам присваивается нумерация в соответствии с обычным порядком. Таким образом создается полная копия обычного контракта со всеми документами. Далее работа с Заказчиком проходит в рамках данного обычного контракта.</text:span></text:p>
      <text:p text:style-name="P11"><text:tab/></text:p>
      <text:p text:style-name="P12">5.1.2. Описание измененных объектов системы.</text:p>
      <text:p text:style-name="P12"/>
      <text:p text:style-name="P15"><text:tab/>5.1.2.1. Справочник «Пользователи». Дать возможность администратору системы устанавливать пользователю признак работы по внеконтрактной деятельности.</text:p>
      <text:p text:style-name="P12"/>
      <text:p text:style-name="P16"><text:tab/>5.1.2.2. Основное меню Заказчика. Отобразить новый раздел «Заявления на проведение экспертизы (внеконтрактные)» у тех Заказчиков, которым разрешен данный вид деятельности.</text:p>
      <text:p text:style-name="P13"/>
      <text:p text:style-name="P16"><text:tab/>5.1.2.3. Заявление Заказчика. Дать возможность Заказчику формировать и отправлять Заявления по внеконтрактной деятельности. Данные заявления отражать в отдельном журнале.</text:p>
      <text:p text:style-name="P13"/>
      <text:p text:style-name="P16"><text:tab/>5.1.2.4. Журналы с исходящими/входящими письмами Заказчика. Всю переписку в рамках внекотрактных заявлений вести внутри заявления и не отражать в общих списках входящих и исходящих писем.</text:p>
      <text:p text:style-name="P13"/>
      <text:p text:style-name="P16"><text:tab/>5.1.2.5. Отдельный журнал для рассмотрений по внекотрактной деятельности.</text:p>
      <text:p text:style-name="P13"/>
      <text:p text:style-name="P16"><text:tab/>5.1.2.6. Отдельный журнал для исходящих писем по внекотрактной деятельности.</text:p>
      <text:p text:style-name="P13"/>
      <text:p text:style-name="P16"><text:tab/>5.1.2.7. Отдельный журнал для входящих писем по внекотрактной деятельности.</text:p>
      <text:p text:style-name="P17"/>
      <text:p text:style-name="P16"><text:tab/>5.1.2.8. Отдельный журнал для контрактов по внекотрактной деятельности.</text:p>
      <text:p text:style-name="P17"/>
      <text:p text:style-name="P16"><text:tab/>5.1.2.9. Создание логики переноса документов (заявление, исходящие письма заказчика, входящие письма заказчика, исходящие письма организации, входящие письма организации, рассмотрение, контракта) в обычный контракт.</text:p>
      <text:p text:style-name="P17"/>
      <text:p text:style-name="P12">5.2. Добавить новую возможность в исходящем письме с отправкой документов на подписание Заказчику не требовать от заказчика обратного ответа с его подписью у некоторых файлов, несмотря на то, что папка, в которую происходит добавление файлов требует обязательного возврата файлов с подписью Заказчика. Таким образом, сотрудник, формирующий исходящее письмо может убрать галочку «Требовать возврат подписанных документов» с определенных файлов. При этом система не будет требовать от Заказчика обязательного прикрепления своей подписи к данным файлам.</text:p>
      <text:p text:style-name="P18"><text:soft-page-break/></text:p>
      <text:p text:style-name="P14">5.3. Сделать возможность устанавливать разные сроки блокировки отправки ответов на замечания по разным услугам. На текущий момент имеется возможность редактировать константу и устанавливать один срок для всех видов услуг. Необходимо изменить справочник «Виды услуг», добавить возможность устанавливать разные сроки. Поменять функцию проверки на возможность отправки ответов на замечания Заказчиком, дату запрета брать не из константы, а исходя из вида услуги.</text:p>
      <text:p text:style-name="P19"/>
      <text:p text:style-name="P20"><text:span text:style-name="T11">5.4.</text:span> Добавить <text:span text:style-name="T12">новый </text:span>раздел в контракт по экспертному сопровождению: Заключения по разделам. Вывести: номер, дата, файл <text:span text:style-name="T12">и </text:span>подпись заключения <text:span text:style-name="T12">с группировкой </text:span>по <text:span text:style-name="T12">разным </text:span>разделам.</text:p>
      <text:p text:style-name="P19"/>
      <text:p text:style-name="P20"><text:span text:style-name="T11">5.5.</text:span> <text:span text:style-name="T12">Добавить в о</text:span>тчет «<text:span text:style-name="T12">Р</text:span>еестр контрактов» <text:span text:style-name="T12">возможность </text:span>фильтр<text:span text:style-name="T12">овать данные</text:span> по <text:span text:style-name="T12">признаку </text:span>бюджет/не бюджет.</text:p>
      <text:p text:style-name="P19"/>
      <text:p text:style-name="P21"><text:span text:style-name="T11">5.5.</text:span> <text:span text:style-name="T12">Добавить в о</text:span>тчет «<text:span text:style-name="T12">Р</text:span>еестр контрактов» <text:span text:style-name="T12">возможность </text:span>фильтр<text:span text:style-name="T12">овать данные</text:span> по <text:span text:style-name="T12">признаку </text:span>контракт/внеконтракт.</text:p>
      <text:p text:style-name="P21"/>
      <text:p text:style-name="P21"><text:span text:style-name="T11">5.6.</text:span> <text:span text:style-name="T12">Добавить в о</text:span>тчет «Квартальный отчет» <text:span text:style-name="T12">возможность </text:span>фильтр<text:span text:style-name="T12">овать данные</text:span> по <text:span text:style-name="T12">признаку </text:span>контракт/внеконтракт.</text:p>
      <text:p text:style-name="P21"/>
      <text:p text:style-name="P22"><text:span text:style-name="T13">5.7. </text:span>Исправить ошибк<text:span text:style-name="T13">у неправильного экспорта данных в Excel некоторых отчетов, неверное форматирование сумм и дат.</text:span></text:p>
      <text:p text:style-name="P22"/>
      <text:p text:style-name="P22"><text:span text:style-name="T13">5.8. Исправить ошибку при к</text:span>опировани<text:span text:style-name="T13">и</text:span> стар<text:span text:style-name="T13">ых заявлений по </text:span>достоверности, <text:span text:style-name="T13">предусмотреть переход в </text:span>новую услугу <text:span text:style-name="T16">с 2020г</text:span>.</text:p>
      <text:p text:style-name="P22"/>
      <text:p text:style-name="P23">5.9. Исправить ошибку при подсчете даты окончания работ при продлении контракта — необходимо прибавить один рабочий ден<text:span text:style-name="T16">ь.</text:span></text:p>
      <text:p text:style-name="P23"/>
      <text:p text:style-name="P23">5.10. Исправить появление пустых сообщений при отправке заявлений, в которых Заявитель — индивидуальный предприниматель или физическое лицо.</text:p>
      <text:p text:style-name="P23"/>
      <text:p text:style-name="P24"><text:span text:style-name="T15">5.11. Добавить в список заявлений в личном кабинете заказчика следующие поля: </text:span>Дата начала экспертизы, Дата окончания приема ответов на замечания. <text:span text:style-name="T15">Данные поля также добавить в список с контрактами.</text:span></text:p>
      <text:p text:style-name="P22"/>
      <text:p text:style-name="P33">5.12. Добавить в систему возможность запрета отправки заявлений на рассмотрение заказчиками в нерабочие часы. Рабочие часы брать из расписания работы учреждения в соответствующем справочнике приложения. Управление на запрет/разрешение отправки заявлений дать администратору системы. Администратор также может изменять текст информационного сообщения об ошибке при невозможной отправке заявл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2:38:55.742258469</meta:creation-date>
    <dc:date>2020-12-02T10:59:40.689267571</dc:date>
    <meta:editing-duration>PT4H13S</meta:editing-duration>
    <meta:editing-cycles>37</meta:editing-cycles>
    <meta:generator>LibreOffice/6.0.7.3$Linux_x86 LibreOffice_project/00m0$Build-3</meta:generator>
    <meta:document-statistic meta:table-count="0" meta:image-count="0" meta:object-count="0" meta:page-count="3" meta:paragraph-count="48" meta:word-count="833" meta:character-count="6737" meta:non-whitespace-character-count="5917"/>
  </office:meta>
</office:document-meta>
</file>